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Courier, monospace"/>
    <style:font-face style:name="Ubuntu1" svg:font-family="Ubuntu"/>
    <style:font-face style:name="XB Yas1" svg:font-family="'XB Yas'"/>
    <style:font-face style:name="Ubuntu Mono1" svg:font-family="'Ubuntu Mono'" style:font-pitch="fixed"/>
    <style:font-face style:name="Ubuntu Mono" svg:font-family="'Ubuntu Mono'" style:font-adornments="Regular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B Titr" svg:font-family="'B Titr'" style:font-adornments="Bold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XB Yagut" svg:font-family="'XB Yagut'" style:font-adornments="Regular" style:font-pitch="variable"/>
    <style:font-face style:name="XB Yas3" svg:font-family="'XB Yas'" style:font-adornments="Bold" style:font-pitch="variable"/>
    <style:font-face style:name="XB Yas2" svg:font-family="'XB Yas'" style:font-adornments="Italic" style:font-pitch="variable"/>
    <style:font-face style:name="XB Yas" svg:font-family="'XB Yas'" style:font-adornments="Regular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5969" officeooo:paragraph-rsid="000a5969"/>
    </style:style>
    <style:style style:name="P2" style:family="paragraph" style:parent-style-name="Text_20_body">
      <style:text-properties officeooo:rsid="0054067b" officeooo:paragraph-rsid="0054067b"/>
    </style:style>
    <style:style style:name="P3" style:family="paragraph" style:parent-style-name="Text_20_body">
      <style:text-properties officeooo:paragraph-rsid="0080bb0b"/>
    </style:style>
    <style:style style:name="P4" style:family="paragraph" style:parent-style-name="Text_20_body">
      <style:text-properties officeooo:paragraph-rsid="000c743f"/>
    </style:style>
    <style:style style:name="P5" style:family="paragraph" style:parent-style-name="Text_20_body">
      <style:text-properties officeooo:paragraph-rsid="000d51f4"/>
    </style:style>
    <style:style style:name="P6" style:family="paragraph" style:parent-style-name="Text_20_body">
      <style:text-properties officeooo:paragraph-rsid="000db5ba"/>
    </style:style>
    <style:style style:name="P7" style:family="paragraph" style:parent-style-name="Text_20_body">
      <style:text-properties officeooo:paragraph-rsid="000f8fb7"/>
    </style:style>
    <style:style style:name="P8" style:family="paragraph" style:parent-style-name="Text_20_body">
      <style:text-properties officeooo:paragraph-rsid="000fdd88"/>
    </style:style>
    <style:style style:name="P9" style:family="paragraph" style:parent-style-name="Text_20_body">
      <style:text-properties officeooo:paragraph-rsid="00119dee"/>
    </style:style>
    <style:style style:name="P10" style:family="paragraph" style:parent-style-name="Text_20_body">
      <style:text-properties officeooo:rsid="001861fe" officeooo:paragraph-rsid="001861fe"/>
    </style:style>
    <style:style style:name="P11" style:family="paragraph" style:parent-style-name="Text_20_body">
      <style:text-properties officeooo:rsid="001861fe" officeooo:paragraph-rsid="0019c38d"/>
    </style:style>
    <style:style style:name="P12" style:family="paragraph" style:parent-style-name="Text_20_body">
      <style:text-properties officeooo:rsid="0022fef1" officeooo:paragraph-rsid="0022fef1"/>
    </style:style>
    <style:style style:name="P13" style:family="paragraph" style:parent-style-name="Text_20_body">
      <style:text-properties officeooo:rsid="00267072" officeooo:paragraph-rsid="00267072"/>
    </style:style>
    <style:style style:name="P14" style:family="paragraph" style:parent-style-name="Text_20_body">
      <style:text-properties officeooo:rsid="00267072" officeooo:paragraph-rsid="00290ec8"/>
    </style:style>
    <style:style style:name="P15" style:family="paragraph" style:parent-style-name="Text_20_body">
      <style:text-properties officeooo:rsid="003bffbb" officeooo:paragraph-rsid="003bffbb"/>
    </style:style>
    <style:style style:name="P16" style:family="paragraph" style:parent-style-name="Text_20_body">
      <style:text-properties officeooo:rsid="003f1490" officeooo:paragraph-rsid="003f1490"/>
    </style:style>
    <style:style style:name="P17" style:family="paragraph" style:parent-style-name="Text_20_body">
      <style:text-properties officeooo:rsid="003ffaf7" officeooo:paragraph-rsid="003ffaf7"/>
    </style:style>
    <style:style style:name="P18" style:family="paragraph" style:parent-style-name="Text_20_body">
      <style:text-properties officeooo:paragraph-rsid="0041883c"/>
    </style:style>
    <style:style style:name="P19" style:family="paragraph" style:parent-style-name="Text_20_body">
      <style:text-properties officeooo:rsid="006c3aea" officeooo:paragraph-rsid="006c3aea"/>
    </style:style>
    <style:style style:name="P20" style:family="paragraph" style:parent-style-name="Text_20_body">
      <style:text-properties officeooo:rsid="006dbdfb" officeooo:paragraph-rsid="006dbdfb"/>
    </style:style>
    <style:style style:name="P21" style:family="paragraph" style:parent-style-name="Text_20_body">
      <style:text-properties officeooo:rsid="006dbdfb" officeooo:paragraph-rsid="00718616"/>
    </style:style>
    <style:style style:name="P22" style:family="paragraph" style:parent-style-name="Text_20_body">
      <style:text-properties officeooo:rsid="006dbdfb" officeooo:paragraph-rsid="007267e7"/>
    </style:style>
    <style:style style:name="P23" style:family="paragraph" style:parent-style-name="Text_20_body">
      <style:text-properties officeooo:rsid="006dbdfb" officeooo:paragraph-rsid="006f5552"/>
    </style:style>
    <style:style style:name="P24" style:family="paragraph" style:parent-style-name="Text_20_body">
      <style:text-properties officeooo:rsid="007418d3" officeooo:paragraph-rsid="007418d3"/>
    </style:style>
    <style:style style:name="P25" style:family="paragraph" style:parent-style-name="Text_20_body">
      <style:text-properties officeooo:rsid="007418d3" officeooo:paragraph-rsid="0075a645"/>
    </style:style>
    <style:style style:name="P26" style:family="paragraph" style:parent-style-name="Text_20_body">
      <style:text-properties officeooo:rsid="0075fdd4" officeooo:paragraph-rsid="0075fdd4"/>
    </style:style>
    <style:style style:name="P27" style:family="paragraph" style:parent-style-name="Text_20_body">
      <style:text-properties officeooo:rsid="0075fdd4" officeooo:paragraph-rsid="0077c12b"/>
    </style:style>
    <style:style style:name="P28" style:family="paragraph" style:parent-style-name="Text_20_body">
      <style:text-properties officeooo:rsid="0077eb78" officeooo:paragraph-rsid="0077eb78"/>
    </style:style>
    <style:style style:name="P29" style:family="paragraph" style:parent-style-name="Text_20_body">
      <style:text-properties officeooo:rsid="0087ebb7" officeooo:paragraph-rsid="0087ebb7"/>
    </style:style>
    <style:style style:name="P30" style:family="paragraph" style:parent-style-name="Text_20_body">
      <style:text-properties officeooo:rsid="008cc4f1" officeooo:paragraph-rsid="008cc4f1"/>
    </style:style>
    <style:style style:name="P31" style:family="paragraph" style:parent-style-name="Text_20_body">
      <style:text-properties officeooo:rsid="0090a182" officeooo:paragraph-rsid="0090a182"/>
    </style:style>
    <style:style style:name="P32" style:family="paragraph" style:parent-style-name="Text_20_body">
      <style:text-properties officeooo:rsid="0090a182" officeooo:paragraph-rsid="00920063"/>
    </style:style>
    <style:style style:name="P33" style:family="paragraph" style:parent-style-name="Text_20_body">
      <style:text-properties officeooo:rsid="0092b737" officeooo:paragraph-rsid="0092b737"/>
    </style:style>
    <style:style style:name="P34" style:family="paragraph" style:parent-style-name="Text_20_body">
      <style:text-properties officeooo:rsid="0095b542" officeooo:paragraph-rsid="0095b542"/>
    </style:style>
    <style:style style:name="P35" style:family="paragraph" style:parent-style-name="Text_20_body">
      <style:text-properties officeooo:rsid="009c5d9d" officeooo:paragraph-rsid="009c5d9d"/>
    </style:style>
    <style:style style:name="P36" style:family="paragraph" style:parent-style-name="Text_20_body">
      <style:text-properties officeooo:rsid="009c5d9d" officeooo:paragraph-rsid="009c98c6"/>
    </style:style>
    <style:style style:name="P37" style:family="paragraph" style:parent-style-name="Text_20_body">
      <style:text-properties officeooo:rsid="009cad32" officeooo:paragraph-rsid="009cad32"/>
    </style:style>
    <style:style style:name="P38" style:family="paragraph" style:parent-style-name="Text_20_body">
      <style:text-properties officeooo:rsid="00a3af08" officeooo:paragraph-rsid="00a3af08"/>
    </style:style>
    <style:style style:name="P39" style:family="paragraph" style:parent-style-name="Text_20_body">
      <style:paragraph-properties style:writing-mode="lr-tb"/>
      <style:text-properties officeooo:rsid="001bca5f" officeooo:paragraph-rsid="0077eb78"/>
    </style:style>
    <style:style style:name="P40" style:family="paragraph" style:parent-style-name="Text_20_body">
      <style:paragraph-properties style:writing-mode="lr-tb"/>
      <style:text-properties officeooo:rsid="001bca5f" officeooo:paragraph-rsid="0080bb0b"/>
    </style:style>
    <style:style style:name="P41" style:family="paragraph" style:parent-style-name="Text_20_body">
      <style:paragraph-properties style:writing-mode="lr-tb"/>
      <style:text-properties officeooo:rsid="001bca5f" officeooo:paragraph-rsid="001bca5f"/>
    </style:style>
    <style:style style:name="P42" style:family="paragraph" style:parent-style-name="Text_20_body">
      <style:paragraph-properties style:writing-mode="lr-tb"/>
      <style:text-properties officeooo:rsid="001bca5f" officeooo:paragraph-rsid="0022fef1"/>
    </style:style>
    <style:style style:name="P43" style:family="paragraph" style:parent-style-name="Text_20_body">
      <style:paragraph-properties style:writing-mode="lr-tb"/>
      <style:text-properties officeooo:rsid="001bca5f" officeooo:paragraph-rsid="00267072"/>
    </style:style>
    <style:style style:name="P44" style:family="paragraph" style:parent-style-name="Text_20_body">
      <style:paragraph-properties style:writing-mode="lr-tb"/>
      <style:text-properties officeooo:rsid="001bca5f" officeooo:paragraph-rsid="003bffbb"/>
    </style:style>
    <style:style style:name="P45" style:family="paragraph" style:parent-style-name="Text_20_body">
      <style:paragraph-properties style:writing-mode="lr-tb"/>
      <style:text-properties officeooo:rsid="001bca5f" officeooo:paragraph-rsid="003ffaf7"/>
    </style:style>
    <style:style style:name="P46" style:family="paragraph" style:parent-style-name="Text_20_body">
      <style:paragraph-properties style:writing-mode="lr-tb"/>
      <style:text-properties officeooo:rsid="001bca5f" officeooo:paragraph-rsid="0054067b"/>
    </style:style>
    <style:style style:name="P47" style:family="paragraph" style:parent-style-name="Text_20_body">
      <style:paragraph-properties style:writing-mode="lr-tb"/>
      <style:text-properties officeooo:rsid="001bca5f" officeooo:paragraph-rsid="006c3aea"/>
    </style:style>
    <style:style style:name="P48" style:family="paragraph" style:parent-style-name="Text_20_body">
      <style:paragraph-properties style:writing-mode="lr-tb"/>
      <style:text-properties officeooo:rsid="001bca5f" officeooo:paragraph-rsid="006dbdfb"/>
    </style:style>
    <style:style style:name="P49" style:family="paragraph" style:parent-style-name="Text_20_body">
      <style:paragraph-properties style:writing-mode="lr-tb"/>
      <style:text-properties officeooo:rsid="001bca5f" officeooo:paragraph-rsid="006f5552"/>
    </style:style>
    <style:style style:name="P50" style:family="paragraph" style:parent-style-name="Text_20_body">
      <style:paragraph-properties style:writing-mode="lr-tb"/>
      <style:text-properties officeooo:rsid="001bca5f" officeooo:paragraph-rsid="007418d3"/>
    </style:style>
    <style:style style:name="P51" style:family="paragraph" style:parent-style-name="Text_20_body">
      <style:paragraph-properties style:writing-mode="lr-tb"/>
      <style:text-properties officeooo:rsid="001bca5f" officeooo:paragraph-rsid="0075a645"/>
    </style:style>
    <style:style style:name="P52" style:family="paragraph" style:parent-style-name="Text_20_body">
      <style:paragraph-properties style:writing-mode="lr-tb"/>
      <style:text-properties officeooo:rsid="001bca5f" officeooo:paragraph-rsid="0075fdd4"/>
    </style:style>
    <style:style style:name="P53" style:family="paragraph" style:parent-style-name="Text_20_body">
      <style:paragraph-properties style:writing-mode="lr-tb"/>
      <style:text-properties officeooo:rsid="001bca5f" officeooo:paragraph-rsid="00828cfc"/>
    </style:style>
    <style:style style:name="P54" style:family="paragraph" style:parent-style-name="Text_20_body">
      <style:paragraph-properties style:writing-mode="lr-tb"/>
      <style:text-properties officeooo:rsid="001bca5f" officeooo:paragraph-rsid="0087e5d4"/>
    </style:style>
    <style:style style:name="P55" style:family="paragraph" style:parent-style-name="Text_20_body">
      <style:paragraph-properties style:writing-mode="lr-tb"/>
      <style:text-properties officeooo:rsid="001bca5f" officeooo:paragraph-rsid="0087ebb7"/>
    </style:style>
    <style:style style:name="P56" style:family="paragraph" style:parent-style-name="Text_20_body">
      <style:paragraph-properties style:writing-mode="lr-tb"/>
      <style:text-properties officeooo:rsid="001bca5f" officeooo:paragraph-rsid="008cc4f1"/>
    </style:style>
    <style:style style:name="P57" style:family="paragraph" style:parent-style-name="Text_20_body">
      <style:paragraph-properties style:writing-mode="lr-tb"/>
      <style:text-properties officeooo:rsid="001bca5f" officeooo:paragraph-rsid="00928f45"/>
    </style:style>
    <style:style style:name="P58" style:family="paragraph" style:parent-style-name="Text_20_body">
      <style:paragraph-properties style:writing-mode="lr-tb"/>
      <style:text-properties officeooo:rsid="001bca5f" officeooo:paragraph-rsid="0092b737"/>
    </style:style>
    <style:style style:name="P59" style:family="paragraph" style:parent-style-name="Text_20_body">
      <style:paragraph-properties style:writing-mode="lr-tb"/>
      <style:text-properties officeooo:rsid="001bca5f" officeooo:paragraph-rsid="009385c5"/>
    </style:style>
    <style:style style:name="P60" style:family="paragraph" style:parent-style-name="Text_20_body">
      <style:paragraph-properties style:writing-mode="lr-tb"/>
      <style:text-properties officeooo:rsid="001bca5f" officeooo:paragraph-rsid="0095b542"/>
    </style:style>
    <style:style style:name="P61" style:family="paragraph" style:parent-style-name="Text_20_body">
      <style:paragraph-properties style:writing-mode="lr-tb"/>
      <style:text-properties officeooo:rsid="001bca5f" officeooo:paragraph-rsid="009c5d9d"/>
    </style:style>
    <style:style style:name="P62" style:family="paragraph" style:parent-style-name="Text_20_body">
      <style:paragraph-properties style:writing-mode="lr-tb"/>
      <style:text-properties officeooo:rsid="001bca5f" officeooo:paragraph-rsid="009cad32"/>
    </style:style>
    <style:style style:name="P63" style:family="paragraph" style:parent-style-name="Text_20_body">
      <style:paragraph-properties style:writing-mode="lr-tb"/>
      <style:text-properties officeooo:rsid="001bca5f" officeooo:paragraph-rsid="00a3af08"/>
    </style:style>
    <style:style style:name="P64" style:family="paragraph" style:parent-style-name="Text_20_body">
      <style:paragraph-properties style:writing-mode="lr-tb"/>
      <style:text-properties officeooo:rsid="00119dee" officeooo:paragraph-rsid="00119dee"/>
    </style:style>
    <style:style style:name="P65" style:family="paragraph" style:parent-style-name="Text_20_body">
      <style:paragraph-properties style:writing-mode="lr-tb"/>
      <style:text-properties style:font-name="Ubuntu Mono1" officeooo:rsid="00119dee" officeooo:paragraph-rsid="00119dee" style:font-name-complex="Ubuntu Mono1"/>
    </style:style>
    <style:style style:name="P66" style:family="paragraph" style:parent-style-name="Code">
      <style:paragraph-properties style:writing-mode="lr-tb"/>
      <style:text-properties officeooo:rsid="000c012b" officeooo:paragraph-rsid="000c012b"/>
    </style:style>
    <style:style style:name="P67" style:family="paragraph" style:parent-style-name="Code">
      <style:paragraph-properties style:writing-mode="lr-tb"/>
      <style:text-properties officeooo:rsid="000c743f" officeooo:paragraph-rsid="000c743f"/>
    </style:style>
    <style:style style:name="P68" style:family="paragraph" style:parent-style-name="Code">
      <style:paragraph-properties style:writing-mode="lr-tb"/>
      <style:text-properties style:font-name="Ubuntu Mono1" officeooo:rsid="000c743f" officeooo:paragraph-rsid="000c743f"/>
    </style:style>
    <style:style style:name="P69" style:family="paragraph" style:parent-style-name="Code">
      <style:paragraph-properties style:writing-mode="lr-tb"/>
      <style:text-properties style:font-name="Ubuntu Mono1" officeooo:rsid="000fdd88" officeooo:paragraph-rsid="000fdd88" style:font-name-complex="Ubuntu Mono1"/>
    </style:style>
    <style:style style:name="P70" style:family="paragraph" style:parent-style-name="Code">
      <style:paragraph-properties style:writing-mode="lr-tb"/>
      <style:text-properties officeooo:rsid="000d51f4" officeooo:paragraph-rsid="000d51f4"/>
    </style:style>
    <style:style style:name="P71" style:family="paragraph" style:parent-style-name="Code">
      <style:paragraph-properties style:writing-mode="lr-tb"/>
      <style:text-properties officeooo:rsid="000db5ba" officeooo:paragraph-rsid="000db5ba"/>
    </style:style>
    <style:style style:name="P72" style:family="paragraph" style:parent-style-name="Code">
      <style:paragraph-properties style:writing-mode="lr-tb"/>
      <style:text-properties officeooo:rsid="000f8fb7" officeooo:paragraph-rsid="000f8fb7"/>
    </style:style>
    <style:style style:name="P73" style:family="paragraph" style:parent-style-name="Code">
      <style:paragraph-properties style:writing-mode="lr-tb"/>
      <style:text-properties officeooo:rsid="000fdd88" officeooo:paragraph-rsid="000fdd88"/>
    </style:style>
    <style:style style:name="P74" style:family="paragraph" style:parent-style-name="Text_20_body">
      <style:paragraph-properties fo:margin-left="0.4925in" fo:margin-right="0in" fo:text-indent="0.2in" style:auto-text-indent="false"/>
      <style:text-properties officeooo:rsid="001bca5f" officeooo:paragraph-rsid="001bca5f"/>
    </style:style>
    <style:style style:name="P75" style:family="paragraph" style:parent-style-name="Heading_20_1">
      <style:text-properties officeooo:paragraph-rsid="0022a854"/>
    </style:style>
    <style:style style:name="P76" style:family="paragraph" style:parent-style-name="User_20_Index_20_1">
      <style:text-properties officeooo:paragraph-rsid="0087e5d4"/>
    </style:style>
    <style:style style:name="P77" style:family="paragraph" style:parent-style-name="User_20_Index_20_1">
      <style:text-properties officeooo:paragraph-rsid="009cad32"/>
    </style:style>
    <style:style style:name="P78" style:family="paragraph" style:parent-style-name="User_20_Index_20_1">
      <style:text-properties officeooo:paragraph-rsid="009f8726"/>
    </style:style>
    <style:style style:name="P79" style:family="paragraph" style:parent-style-name="User_20_Index_20_2">
      <style:text-properties officeooo:paragraph-rsid="0016e892"/>
    </style:style>
    <style:style style:name="P80" style:family="paragraph" style:parent-style-name="User_20_Index_20_2">
      <style:text-properties officeooo:rsid="009eab92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4">
      <style:text-properties officeooo:rsid="0054067b" officeooo:paragraph-rsid="0054067b"/>
    </style:style>
    <style:style style:name="P84" style:family="paragraph" style:parent-style-name="Text_20_body" style:list-style-name="L4">
      <style:text-properties officeooo:rsid="0054067b" officeooo:paragraph-rsid="0055dc50"/>
    </style:style>
    <style:style style:name="P85" style:family="paragraph" style:parent-style-name="Text_20_body" style:list-style-name="L5">
      <style:paragraph-properties style:writing-mode="lr-tb"/>
    </style:style>
    <style:style style:name="P86" style:family="paragraph" style:parent-style-name="Title">
      <style:text-properties officeooo:rsid="00a3af08"/>
    </style:style>
    <style:style style:name="P87" style:family="paragraph" style:parent-style-name="User_20_Index_20_2" style:list-style-name="L3"/>
    <style:style style:name="P88" style:family="paragraph" style:parent-style-name="User_20_Index_20_2" style:list-style-name="L3">
      <style:text-properties officeooo:paragraph-rsid="0016e892"/>
    </style:style>
    <style:style style:name="T1" style:family="text">
      <style:text-properties officeooo:rsid="000d51f4"/>
    </style:style>
    <style:style style:name="T2" style:family="text">
      <style:text-properties officeooo:rsid="000db5ba"/>
    </style:style>
    <style:style style:name="T3" style:family="text">
      <style:text-properties officeooo:rsid="000fdd88"/>
    </style:style>
    <style:style style:name="T4" style:family="text">
      <style:text-properties officeooo:rsid="00119dee"/>
    </style:style>
    <style:style style:name="T5" style:family="text">
      <style:text-properties officeooo:rsid="00160661"/>
    </style:style>
    <style:style style:name="T6" style:family="text">
      <style:text-properties officeooo:rsid="0016e892"/>
    </style:style>
    <style:style style:name="T7" style:family="text">
      <style:text-properties officeooo:rsid="0019c38d"/>
    </style:style>
    <style:style style:name="T8" style:family="text">
      <style:text-properties officeooo:rsid="001a9563"/>
    </style:style>
    <style:style style:name="T9" style:family="text">
      <style:text-properties style:font-name="Ubuntu Mono1"/>
    </style:style>
    <style:style style:name="T10" style:family="text">
      <style:text-properties style:font-name="Ubuntu Mono1" officeooo:rsid="00202dc6"/>
    </style:style>
    <style:style style:name="T11" style:family="text">
      <style:text-properties style:font-name="Ubuntu Mono1" style:font-name-complex="Ubuntu Mono1"/>
    </style:style>
    <style:style style:name="T12" style:family="text">
      <style:text-properties style:font-name="Ubuntu Mono1" officeooo:rsid="00267072" style:font-name-complex="Ubuntu Mono1"/>
    </style:style>
    <style:style style:name="T13" style:family="text">
      <style:text-properties style:font-name="Ubuntu Mono1" officeooo:rsid="0075a645" style:font-name-complex="Ubuntu Mono1"/>
    </style:style>
    <style:style style:name="T14" style:family="text">
      <style:text-properties style:font-name="Ubuntu Mono1" officeooo:rsid="0075fdd4" style:font-name-complex="Ubuntu Mono1"/>
    </style:style>
    <style:style style:name="T15" style:family="text">
      <style:text-properties style:font-name="Ubuntu Mono1" officeooo:rsid="0077eb78" style:font-name-complex="Ubuntu Mono1"/>
    </style:style>
    <style:style style:name="T16" style:family="text">
      <style:text-properties style:font-name="Ubuntu Mono1" officeooo:rsid="0080bb0b" style:font-name-complex="Ubuntu Mono1"/>
    </style:style>
    <style:style style:name="T17" style:family="text">
      <style:text-properties style:font-name="Ubuntu Mono1" officeooo:rsid="00828cfc" style:font-name-complex="Ubuntu Mono1"/>
    </style:style>
    <style:style style:name="T18" style:family="text">
      <style:text-properties style:font-name="Ubuntu Mono1" officeooo:rsid="0087e5d4" style:font-name-complex="Ubuntu Mono1"/>
    </style:style>
    <style:style style:name="T19" style:family="text">
      <style:text-properties style:font-name="Ubuntu Mono1" officeooo:rsid="0087ebb7" style:font-name-complex="Ubuntu Mono1"/>
    </style:style>
    <style:style style:name="T20" style:family="text">
      <style:text-properties style:font-name="Ubuntu Mono1" officeooo:rsid="0088e980" style:font-name-complex="Ubuntu Mono1"/>
    </style:style>
    <style:style style:name="T21" style:family="text">
      <style:text-properties style:font-name="Ubuntu Mono1" officeooo:rsid="008cc4f1" style:font-name-complex="Ubuntu Mono1"/>
    </style:style>
    <style:style style:name="T22" style:family="text">
      <style:text-properties style:font-name="Ubuntu Mono1" officeooo:rsid="00928f45" style:font-name-complex="Ubuntu Mono1"/>
    </style:style>
    <style:style style:name="T23" style:family="text">
      <style:text-properties style:font-name="Ubuntu Mono1" officeooo:rsid="0092b737" style:font-name-complex="Ubuntu Mono1"/>
    </style:style>
    <style:style style:name="T24" style:family="text">
      <style:text-properties style:font-name="Ubuntu Mono1" officeooo:rsid="009385c5" style:font-name-complex="Ubuntu Mono1"/>
    </style:style>
    <style:style style:name="T25" style:family="text">
      <style:text-properties style:font-name="Ubuntu Mono1" officeooo:rsid="0095b542" style:font-name-complex="Ubuntu Mono1"/>
    </style:style>
    <style:style style:name="T26" style:family="text">
      <style:text-properties style:font-name="Ubuntu Mono1" officeooo:rsid="009c5d9d" style:font-name-complex="Ubuntu Mono1"/>
    </style:style>
    <style:style style:name="T27" style:family="text">
      <style:text-properties style:font-name="Ubuntu Mono1" officeooo:rsid="009cad32" style:font-name-complex="Ubuntu Mono1"/>
    </style:style>
    <style:style style:name="T28" style:family="text">
      <style:text-properties style:font-name="Ubuntu Mono1" officeooo:rsid="00a3af08" style:font-name-complex="Ubuntu Mono1"/>
    </style:style>
    <style:style style:name="T29" style:family="text">
      <style:text-properties style:font-name="Ubuntu Mono1" officeooo:rsid="0022fef1"/>
    </style:style>
    <style:style style:name="T30" style:family="text">
      <style:text-properties style:font-name="Ubuntu Mono1" officeooo:rsid="00267072"/>
    </style:style>
    <style:style style:name="T31" style:family="text">
      <style:text-properties style:font-name="Ubuntu Mono1" officeooo:rsid="003bffbb"/>
    </style:style>
    <style:style style:name="T32" style:family="text">
      <style:text-properties style:font-name="Ubuntu Mono1" officeooo:rsid="003ffaf7"/>
    </style:style>
    <style:style style:name="T33" style:family="text">
      <style:text-properties style:font-name="Ubuntu Mono1" officeooo:rsid="0054067b"/>
    </style:style>
    <style:style style:name="T34" style:family="text">
      <style:text-properties style:font-name="Ubuntu Mono1" officeooo:rsid="0055db7d"/>
    </style:style>
    <style:style style:name="T35" style:family="text">
      <style:text-properties style:font-name="Ubuntu Mono1" officeooo:rsid="006c3aea"/>
    </style:style>
    <style:style style:name="T36" style:family="text">
      <style:text-properties style:font-name="Ubuntu Mono1" officeooo:rsid="006dbdfb"/>
    </style:style>
    <style:style style:name="T37" style:family="text">
      <style:text-properties style:font-name="Ubuntu Mono1" officeooo:rsid="006f5552"/>
    </style:style>
    <style:style style:name="T38" style:family="text">
      <style:text-properties style:font-name="Ubuntu Mono1" officeooo:rsid="007418d3"/>
    </style:style>
    <style:style style:name="T39" style:family="text">
      <style:text-properties style:font-name="Ubuntu Mono1" fo:font-weight="bold" officeooo:rsid="0075fdd4" style:font-weight-asian="bold" style:font-name-complex="Ubuntu Mono1" style:font-weight-complex="bold"/>
    </style:style>
    <style:style style:name="T40" style:family="text">
      <style:text-properties officeooo:rsid="0022a854"/>
    </style:style>
    <style:style style:name="T41" style:family="text">
      <style:text-properties officeooo:rsid="0025c8e2"/>
    </style:style>
    <style:style style:name="T42" style:family="text">
      <style:text-properties style:use-window-font-color="true" style:font-name="Ubuntu Mono1" officeooo:rsid="00267072"/>
    </style:style>
    <style:style style:name="T43" style:family="text">
      <style:text-properties style:use-window-font-color="true" style:font-name="Ubuntu Mono1" officeooo:rsid="003bffbb"/>
    </style:style>
    <style:style style:name="T44" style:family="text">
      <style:text-properties style:use-window-font-color="true" style:font-name="Ubuntu Mono1" officeooo:rsid="003ffaf7"/>
    </style:style>
    <style:style style:name="T45" style:family="text">
      <style:text-properties officeooo:rsid="0027ec12"/>
    </style:style>
    <style:style style:name="T46" style:family="text">
      <style:text-properties officeooo:rsid="00290ec8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3dbbb6"/>
    </style:style>
    <style:style style:name="T49" style:family="text">
      <style:text-properties officeooo:rsid="003ffaf7"/>
    </style:style>
    <style:style style:name="T50" style:family="text">
      <style:text-properties fo:font-variant="normal" fo:text-transform="none" fo:color="#333333" style:font-name="Consolas" fo:font-size="12pt" fo:letter-spacing="normal" fo:font-style="normal" fo:font-weight="normal"/>
    </style:style>
    <style:style style:name="T51" style:family="text">
      <style:text-properties fo:font-variant="normal" fo:text-transform="none" fo:color="#333333" style:font-name="Consolas" fo:font-size="12pt" fo:letter-spacing="normal" fo:font-style="normal" fo:font-weight="normal" officeooo:rsid="0041883c"/>
    </style:style>
    <style:style style:name="T52" style:family="text">
      <style:text-properties fo:font-variant="normal" fo:text-transform="none" fo:color="#333333" style:font-name="Consolas" fo:font-size="12pt" fo:letter-spacing="normal" fo:font-style="normal" fo:font-weight="normal" officeooo:rsid="0054067b"/>
    </style:style>
    <style:style style:name="T53" style:family="text">
      <style:text-properties officeooo:rsid="00422a7a"/>
    </style:style>
    <style:style style:name="T54" style:family="text">
      <style:text-properties officeooo:rsid="0054067b"/>
    </style:style>
    <style:style style:name="T55" style:family="text">
      <style:text-properties officeooo:rsid="0055db7d"/>
    </style:style>
    <style:style style:name="T56" style:family="text">
      <style:text-properties officeooo:rsid="00705136"/>
    </style:style>
    <style:style style:name="T57" style:family="text">
      <style:text-properties officeooo:rsid="00718616"/>
    </style:style>
    <style:style style:name="T58" style:family="text">
      <style:text-properties officeooo:rsid="007267e7"/>
    </style:style>
    <style:style style:name="T59" style:family="text">
      <style:text-properties officeooo:rsid="0077c12b"/>
    </style:style>
    <style:style style:name="T60" style:family="text">
      <style:text-properties officeooo:rsid="007a509a"/>
    </style:style>
    <style:style style:name="T61" style:family="text">
      <style:text-properties officeooo:rsid="007baa47"/>
    </style:style>
    <style:style style:name="T62" style:family="text">
      <style:text-properties officeooo:rsid="007d2339"/>
    </style:style>
    <style:style style:name="T63" style:family="text">
      <style:text-properties officeooo:rsid="00850392"/>
    </style:style>
    <style:style style:name="T64" style:family="text">
      <style:text-properties officeooo:rsid="00877934"/>
    </style:style>
    <style:style style:name="T65" style:family="text">
      <style:text-properties officeooo:rsid="0087c1df"/>
    </style:style>
    <style:style style:name="T66" style:family="text">
      <style:text-properties officeooo:rsid="0087e5d4"/>
    </style:style>
    <style:style style:name="T67" style:family="text">
      <style:text-properties officeooo:rsid="008a597b"/>
    </style:style>
    <style:style style:name="T68" style:family="text">
      <style:text-properties officeooo:rsid="008d7083"/>
    </style:style>
    <style:style style:name="T69" style:family="text">
      <style:text-properties officeooo:rsid="008f3148"/>
    </style:style>
    <style:style style:name="T70" style:family="text">
      <style:text-properties officeooo:rsid="00907ba5"/>
    </style:style>
    <style:style style:name="T71" style:family="text">
      <style:text-properties officeooo:rsid="00928f45"/>
    </style:style>
    <style:style style:name="T72" style:family="text">
      <style:text-properties officeooo:rsid="00947bc2"/>
    </style:style>
    <style:style style:name="T73" style:family="text">
      <style:text-properties officeooo:rsid="009709e2"/>
    </style:style>
    <style:style style:name="T74" style:family="text">
      <style:text-properties officeooo:rsid="00989e5c"/>
    </style:style>
    <style:style style:name="T75" style:family="text">
      <style:text-properties officeooo:rsid="0099917c"/>
    </style:style>
    <style:style style:name="T76" style:family="text">
      <style:text-properties officeooo:rsid="009c98c6"/>
    </style:style>
    <style:style style:name="T77" style:family="text">
      <style:text-properties officeooo:rsid="009eab92"/>
    </style:style>
    <style:style style:name="T78" style:family="text">
      <style:text-properties officeooo:rsid="00a5a225"/>
    </style:style>
    <style:style style:name="T79" style:family="text">
      <style:text-properties officeooo:rsid="00a7affd"/>
    </style:style>
    <style:style style:name="T80" style:family="text">
      <style:text-properties officeooo:rsid="00a85b15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Native Numbering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Native Numbering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Native Numbering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05in" fo:text-indent="-0.25in" fo:margin-left="3.0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Courier, monospace"/>
    <style:font-face style:name="Ubuntu1" svg:font-family="Ubuntu"/>
    <style:font-face style:name="XB Yas1" svg:font-family="'XB Yas'"/>
    <style:font-face style:name="Ubuntu Mono1" svg:font-family="'Ubuntu Mono'" style:font-pitch="fixed"/>
    <style:font-face style:name="Ubuntu Mono" svg:font-family="'Ubuntu Mono'" style:font-adornments="Regular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B Titr" svg:font-family="'B Titr'" style:font-adornments="Bold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XB Yagut" svg:font-family="'XB Yagut'" style:font-adornments="Regular" style:font-pitch="variable"/>
    <style:font-face style:name="XB Yas3" svg:font-family="'XB Yas'" style:font-adornments="Bold" style:font-pitch="variable"/>
    <style:font-face style:name="XB Yas2" svg:font-family="'XB Yas'" style:font-adornments="Italic" style:font-pitch="variable"/>
    <style:font-face style:name="XB Yas" svg:font-family="'XB Yas'" style:font-adornments="Regular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99in" fo:margin-bottom="0in" loext:contextual-spacing="false" fo:line-height="120%" fo:text-align="end" style:justify-single-word="false" style:writing-mode="page"/>
      <style:text-properties style:font-name="Ubuntu" fo:font-family="Ubuntu" style:font-style-name="Regular" style:font-pitch="variable" style:font-size-asian="10.5pt" style:font-name-complex="XB Yas" style:font-family-complex="'XB Yas'" style:font-style-name-complex="Regular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1" fo:font-family="Ubuntu" fo:font-size="14pt" style:font-name-asian="Noto Sans CJK SC Regular" style:font-family-asian="'Noto Sans CJK SC Regular'" style:font-family-generic-asian="system" style:font-pitch-asian="variable" style:font-size-asian="14pt" style:font-name-complex="XB Yas1" style:font-family-complex="'XB Yas'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.0799in" fo:margin-bottom="0in" loext:contextual-spacing="false" fo:line-height="120%" fo:text-align="justify" style:justify-single-word="false" fo:text-indent="0.2in" style:auto-text-indent="false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XB Yas1" style:font-family-complex="'XB Ya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XB Yas1" style:font-family-complex="'XB Ya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XB Yas1" style:font-family-complex="'XB Yas'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1665in" fo:margin-bottom="0.0835in" loext:contextual-spacing="false" style:page-number="auto" fo:break-before="page" style:writing-mode="page"/>
      <style:text-properties style:font-name="Ubuntu2" fo:font-family="Ubuntu" style:font-style-name="Bold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XB Yas2" style:font-family-complex="'XB Yas'" style:font-style-name-complex="Italic" style:font-pitch-complex="variable" style:font-size-complex="24pt" style:font-style-complex="normal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139in" fo:margin-bottom="0.0835in" loext:contextual-spacing="false" style:page-number="auto" style:writing-mode="page"/>
      <style:text-properties style:font-name="Ubuntu2" fo:font-family="Ubuntu" style:font-style-name="Bold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XB Yas3" style:font-family-complex="'XB Yas'" style:font-style-name-complex="Bold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0972in" fo:margin-bottom="0.0835in" loext:contextual-spacing="false" style:page-number="auto" style:writing-mode="page"/>
      <style:text-properties style:font-name="Ubuntu2" fo:font-family="Ubuntu" style:font-style-name="Bold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XB Yas3" style:font-family-complex="'XB Yas'" style:font-style-name-complex="Bold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 style:writing-mode="page"/>
      <style:text-properties style:font-name="Ubuntu2" fo:font-family="Ubuntu" style:font-style-name="Bold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XB Yas3" style:font-family-complex="'XB Yas'" style:font-style-name-complex="Bold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Ubuntu2" fo:font-family="Ubuntu" style:font-style-name="Bold" style:font-pitch="variable" fo:font-size="28pt" fo:font-weight="bold" style:font-size-asian="28pt" style:font-weight-asian="bold" style:font-name-complex="B Titr" style:font-family-complex="'B Titr'" style:font-style-name-complex="Bold" style:font-pitch-complex="variable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Index" style:master-page-name="">
      <style:paragraph-properties fo:margin-top="0in" fo:margin-bottom="0in" loext:contextual-spacing="false" fo:text-align="start" style:justify-single-word="false" style:page-number="auto" style:shadow="none" style:writing-mode="lr-tb"/>
      <style:text-properties style:font-name="Ubuntu Mono" fo:font-family="'Ubuntu Mono'" style:font-style-name="Regular" style:font-pitch="fixed" fo:font-size="14pt" style:font-name-complex="Ubuntu Mono" style:font-family-complex="'Ubuntu Mono'" style:font-style-name-complex="Regular" style:font-pitch-complex="fixe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3417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1" style:display-name="User Index 1" style:family="paragraph" style:parent-style-name="Index" style:next-style-name="User_20_Index_20_2" style:class="index" style:master-page-name="">
      <style:paragraph-properties fo:margin-left="0in" fo:margin-right="0in" fo:margin-top="0.0799in" fo:margin-bottom="0in" loext:contextual-spacing="false" fo:text-align="justify" style:justify-single-word="false" fo:text-indent="0in" style:auto-text-indent="false" style:page-number="auto" style:shadow="none" fo:keep-with-next="always" style:writing-mode="page">
        <style:tab-stops>
          <style:tab-stop style:position="5.3417in" style:type="right" style:leader-style="dotted" style:leader-text="."/>
        </style:tab-stops>
      </style:paragraph-properties>
      <style:text-properties fo:font-size="11pt" fo:font-weight="bold" style:font-weight-complex="bold"/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7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3in" fo:margin-right="0in" fo:text-align="justify" style:justify-single-word="false" fo:text-indent="0in" style:auto-text-indent="false" fo:padding="0in" fo:border="none" style:shadow="none" style:writing-mode="page">
        <style:tab-stops>
          <style:tab-stop style:position="5.1453in" style:type="right" style:leader-style="dotted" style:leader-text="."/>
        </style:tab-stops>
      </style:paragraph-properties>
      <style:text-properties fo:font-size="10.5pt" style:font-name-complex="XB Yagut" style:font-family-complex="'XB Yagut'" style:font-style-name-complex="Regular" style:font-pitch-complex="variable" style:font-size-complex="11pt"/>
    </style:style>
    <style:style style:name="Preformatted_20_Text" style:display-name="Preformatted Text" style:family="paragraph" style:parent-style-name="Standard" style:class="html">
      <style:paragraph-properties fo:margin-top="0.0799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.0799in" fo:margin-bottom="0.1965in" loext:contextual-spacing="false" fo:text-indent="0in" style:auto-text-indent="false"/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3.9661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555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BashComment" style:display-name="_BashComment" style:family="text" style:parent-style-name="_5f_OOoComputerComment">
      <style:text-properties fo:color="#4c4c4c"/>
    </style:style>
    <style:style style:name="_5f_BashLiteral" style:display-name="_BashLiteral" style:family="text" style:parent-style-name="_5f_OOoComputerLiteral">
      <style:text-properties fo:color="#ff0000"/>
    </style:style>
    <style:style style:name="_5f_BashKeyWord" style:display-name="_BashKeyWord" style:family="text" style:parent-style-name="_5f_OOoComputerKeyWord">
      <style:text-properties fo:color="#0000ff"/>
    </style:style>
    <style:style style:name="_5f_BashAltKeyword" style:display-name="_BashAltKeyword" style:family="text" style:parent-style-name="_5f_OOoComputerAltKeyWord">
      <style:text-properties fo:color="#0000a0"/>
    </style:style>
    <style:style style:name="_5f_BashIdent" style:display-name="_BashIdent" style:family="text" style:parent-style-name="_5f_OOoComputerIdent">
      <style:text-properties fo:color="#008000"/>
    </style:style>
    <style:style style:name="_5f_BashNumber" style:display-name="_BashNumber" style:family="text" style:parent-style-name="_5f_OOoComputerBase">
      <style:text-properties fo:color="#ac0000"/>
    </style:style>
    <style:style style:name="_5f_BashSpecial" style:display-name="_BashSpecial" style:family="text" style:parent-style-name="_5f_OOoComputerSpecia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9291in" fo:page-height="9.8425in" style:num-format="1" style:print-orientation="portrait" fo:margin-top="0.7874in" fo:margin-bottom="0.7874in" fo:margin-left="0.8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6.9291in" fo:page-height="9.84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1:11:31.916599955</meta:creation-date>
    <meta:generator>LibreOffice/5.1.6.2$Linux_X86_64 LibreOffice_project/10m0$Build-2</meta:generator>
    <dc:date>2017-07-15T11:02:24.707755163</dc:date>
    <meta:editing-duration>P2DT11H20M19S</meta:editing-duration>
    <meta:editing-cycles>86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